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3.811cm"/>
    </style:style>
    <style:style style:name="Tabla1.B" style:family="table-column">
      <style:table-column-properties style:column-width="3.78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8c2" officeooo:paragraph-rsid="000578c2"/>
    </style:style>
    <style:style style:name="P2" style:family="paragraph" style:parent-style-name="Standard">
      <style:text-properties officeooo:rsid="000b3a87" officeooo:paragraph-rsid="000b3a87"/>
    </style:style>
    <style:style style:name="P3" style:family="paragraph" style:parent-style-name="Standard">
      <style:text-properties fo:font-weight="bold" officeooo:rsid="000578c2" officeooo:paragraph-rsid="000578c2" style:font-weight-asian="bold" style:font-weight-complex="bold"/>
    </style:style>
    <style:style style:name="P4" style:family="paragraph" style:parent-style-name="Standard">
      <style:text-properties fo:font-weight="bold" officeooo:rsid="000e721a" officeooo:paragraph-rsid="000e721a" style:font-weight-asian="bold" style:font-weight-complex="bold"/>
    </style:style>
    <style:style style:name="P5" style:family="paragraph" style:parent-style-name="Standard">
      <style:text-properties officeooo:rsid="000e721a" officeooo:paragraph-rsid="000e721a"/>
    </style:style>
    <style:style style:name="P6" style:family="paragraph" style:parent-style-name="Standard">
      <style:text-properties officeooo:paragraph-rsid="000578c2"/>
    </style:style>
    <style:style style:name="P7" style:family="paragraph" style:parent-style-name="Table_20_Contents">
      <style:text-properties fo:font-weight="bold" officeooo:rsid="000fe3ac" officeooo:paragraph-rsid="000fe3ac" style:font-weight-asian="bold" style:font-weight-complex="bold"/>
    </style:style>
    <style:style style:name="P8" style:family="paragraph" style:parent-style-name="Table_20_Contents">
      <style:text-properties fo:font-weight="bold" officeooo:rsid="000e721a" officeooo:paragraph-rsid="000e721a" style:font-weight-asian="bold" style:font-weight-complex="bold"/>
    </style:style>
    <style:style style:name="P9" style:family="paragraph" style:parent-style-name="Standard" style:list-style-name="L1">
      <style:text-properties officeooo:rsid="000578c2" officeooo:paragraph-rsid="000578c2"/>
    </style:style>
    <style:style style:name="P10" style:family="paragraph" style:parent-style-name="Standard" style:list-style-name="L2">
      <style:text-properties officeooo:rsid="000578c2" officeooo:paragraph-rsid="000578c2"/>
    </style:style>
    <style:style style:name="P11" style:family="paragraph" style:parent-style-name="Standard" style:list-style-name="L3">
      <style:text-properties officeooo:rsid="00099463" officeooo:paragraph-rsid="00099463"/>
    </style:style>
    <style:style style:name="P12" style:family="paragraph" style:parent-style-name="Standard" style:list-style-name="L3">
      <style:text-properties officeooo:rsid="0008c8a3" officeooo:paragraph-rsid="00099463"/>
    </style:style>
    <style:style style:name="P13" style:family="paragraph" style:parent-style-name="Standard" style:list-style-name="L4">
      <style:text-properties officeooo:rsid="000b3a87" officeooo:paragraph-rsid="000b3a87"/>
    </style:style>
    <style:style style:name="P14" style:family="paragraph" style:parent-style-name="Standard" style:list-style-name="L5">
      <style:text-properties officeooo:rsid="000b3a87" officeooo:paragraph-rsid="000b3a87"/>
    </style:style>
    <style:style style:name="T1" style:family="text">
      <style:text-properties officeooo:rsid="00099463"/>
    </style:style>
    <style:style style:name="T2" style:family="text">
      <style:text-properties officeooo:rsid="000b3a87"/>
    </style:style>
    <style:style style:name="T3" style:family="text">
      <style:text-properties officeooo:rsid="000d5bd2"/>
    </style:style>
    <style:style style:name="T4" style:family="text">
      <style:text-properties officeooo:rsid="000e721a"/>
    </style:style>
    <style:style style:name="T5" style:family="text">
      <style:text-properties fo:font-weight="bold" officeooo:rsid="000578c2" style:font-weight-asian="bold" style:font-weight-complex="bold"/>
    </style:style>
    <style:style style:name="T6" style:family="text">
      <style:text-properties fo:font-weight="bold" officeooo:rsid="000e721a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A.- </text:span><text:span text:style-name="T5">Tabla Categories:</text:span></text:p>
      <text:list xml:id="list2873638659121094056" text:style-name="L1">
        <text:list-item>
          <text:p text:style-name="P9">Crear una nueva categoria.</text:p>
        </text:list-item>
        <text:list-item>
          <text:p text:style-name="P9">Eliminar una categoria existente.</text:p>
        </text:list-item>
        <text:list-item>
          <text:p text:style-name="P9">Modificar los datos de una categoria.</text:p>
        </text:list-item>
        <text:list-item>
          <text:p text:style-name="P9">Listar todas las categorias.</text:p>
        </text:list-item>
        <text:list-item>
          <text:p text:style-name="P9">Listar todas las categorías: Solo ID y nombre.</text:p>
        </text:list-item>
        <text:list-item>
          <text:p text:style-name="P9">Dado el ID de una categoría cargar todos los cuestionarios asociados.</text:p>
        </text:list-item>
      </text:list>
      <text:p text:style-name="P6"><text:span text:style-name="T6">B.- </text:span><text:span text:style-name="T5">Tabla Forms:</text:span></text:p>
      <text:list xml:id="list2637815011551324233" text:style-name="L2">
        <text:list-item>
          <text:p text:style-name="P10">Crear un nuevo cuestionario.</text:p>
        </text:list-item>
        <text:list-item>
          <text:p text:style-name="P10">Eliminar un cuestionario existente <text:span text:style-name="T3">dado su ID.</text:span></text:p>
        </text:list-item>
        <text:list-item>
          <text:p text:style-name="P10">Modificar los datos generales de un cuestionario existente <text:span text:style-name="T3">dado su ID.</text:span></text:p>
        </text:list-item>
        <text:list-item>
          <text:p text:style-name="P10">Listar todos los formularios <text:span text:style-name="T3">guardados en la tabla.</text:span></text:p>
        </text:list-item>
        <text:list-item>
          <text:p text:style-name="P10">Dado el ID de un cuestionario cargar su información general.</text:p>
        </text:list-item>
        <text:list-item>
          <text:p text:style-name="P10">Dado el ID de un cuestionario cargar todas sus preguntas y <text:span text:style-name="T1">sus </text:span>respectivas respuestas, <text:span text:style-name="T2">e incrementar su cuenta de visitas</text:span>.</text:p>
        </text:list-item>
        <text:list-item>
          <text:p text:style-name="P10">Dado el ID de un cuestionario cargar todos los reportes de dicho cuestionario.</text:p>
        </text:list-item>
      </text:list>
      <text:p text:style-name="P3"><text:span text:style-name="T4">C.- </text:span>Tabla Reports:</text:p>
      <text:list xml:id="list4709836752106735334" text:style-name="L3">
        <text:list-item>
          <text:p text:style-name="P11">Dado el ID de un reporte mostrarlo <text:span text:style-name="T3">todo excepto el correo de quien lo redactó.</text:span></text:p>
        </text:list-item>
        <text:list-item>
          <text:p text:style-name="P12">Crear un nuevo reporte <text:span text:style-name="T1">para un cuestionario, y al guardar incrementar la cuenta de cuestionarios</text:span>.</text:p>
        </text:list-item>
      </text:list>
      <text:p text:style-name="P3"><text:span text:style-name="T4">D.- </text:span>Tabla Questions</text:p>
      <text:list xml:id="list7157332847395555121" text:style-name="L4">
        <text:list-item>
          <text:p text:style-name="P13">Crear una nueva pregunta <text:span text:style-name="T1">y al guardar incrementar la cuenta de </text:span>preguntas.</text:p>
        </text:list-item>
        <text:list-item>
          <text:p text:style-name="P13">Dado el ID de una pregunta eliminarla junto con su respuesta <text:span text:style-name="T1">y al guardar </text:span>decrementar<text:span text:style-name="T1"> la cuenta de </text:span>preguntas.</text:p>
        </text:list-item>
      </text:list>
      <text:p text:style-name="P3"><text:span text:style-name="T4">E.- </text:span>Tabla Answers:</text:p>
      <text:list xml:id="list4150546731343688211" text:style-name="L5">
        <text:list-item>
          <text:p text:style-name="P14">Crear la respuesta perteneciente a una pregunta, debe de tener <text:span text:style-name="T3">el ID de</text:span> la pregunta que responde la respuesta.</text:p>
        </text:list-item>
      </text:list>
      <text:p text:style-name="P2"/>
      <text:p text:style-name="P5">Ruta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Punto de entrada</text:p>
          </table:table-cell>
          <table:table-cell table:style-name="Tabla1.B1" office:value-type="string">
            <text:p text:style-name="P8">ID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8:14:41.171049471</meta:creation-date>
    <dc:date>2017-03-10T12:25:11.928555050</dc:date>
    <meta:editing-duration>PT54M54S</meta:editing-duration>
    <meta:editing-cycles>6</meta:editing-cycles>
    <meta:generator>LibreOffice/5.2.5.1$Linux_x86 LibreOffice_project/20m0$Build-1</meta:generator>
    <meta:document-statistic meta:table-count="1" meta:image-count="0" meta:object-count="0" meta:page-count="2" meta:paragraph-count="26" meta:word-count="228" meta:character-count="1312" meta:non-whitespace-character-count="1128"/>
  </office:meta>
</office:document-meta>
</file>